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ackground-color="#ff33ff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ff33ff"/>
      <style:text-properties style:text-position=""/>
    </style:style>
    <style:style style:name="ce9" style:family="table-cell" style:parent-style-name="Default">
      <style:table-cell-properties fo:background-color="#ffff66"/>
      <style:text-properties style:text-position=""/>
    </style:style>
    <style:style style:name="ce1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33ff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"/>
    <style:style style:name="ce21" style:family="table-cell" style:parent-style-name="Default" style:data-style-name="N4">
      <style:table-cell-properties fo:background-color="#ffff00"/>
    </style:style>
    <style:style style:name="ce22" style:family="table-cell" style:parent-style-name="Default" style:data-style-name="N122"/>
    <style:style style:name="ce23" style:family="table-cell" style:parent-style-name="Default" style:data-style-name="N99"/>
    <style:style style:name="ce24" style:family="table-cell" style:parent-style-name="Default" style:data-style-name="N4"/>
    <style:style style:name="ce25" style:family="table-cell" style:parent-style-name="Default" style:data-style-name="N4">
      <style:text-properties fo:font-weight="bold" style:font-weight-asian="bold" style:font-weight-complex="bold"/>
    </style:style>
    <style:style style:name="ce26" style:family="table-cell" style:parent-style-name="Default" style:data-style-name="N122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23"/>
    <style:style style:name="ce29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7.973" calcext:value-type="float">
            <text:p>97.973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chargdell/results_cores4_gcc_grid32_nb100_steps100_seed0_run0_pic_barsamian_single.txt</text:p>
          </table:table-cell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table:style-name="ce11" office:value-type="float" office:value="88.701" calcext:value-type="float">
            <text:p>88.701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chargdell/results_cores4_gcc_grid32_nb100_steps100_seed0_run0_pic_optimized_single.txt</text:p>
          </table:table-cell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table:style-name="ce11" office:value-type="float" office:value="96.257" calcext:value-type="float">
            <text:p>96.257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chargdell/results_cores4_gcc_grid32_nb100_steps100_seed1_run1_pic_barsamian_single.txt</text:p>
          </table:table-cell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table:style-name="ce11" office:value-type="float" office:value="86.034" calcext:value-type="float">
            <text:p>86.034</text:p>
          </table:table-cell>
          <table:table-cell office:value-type="float" office:value="116.2" calcext:value-type="float">
            <text:p>116.2</text:p>
          </table:table-cell>
          <table:table-cell office:value-type="string" calcext:value-type="string">
            <text:p>chargdell/results_cores4_gcc_grid32_nb1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95.632" calcext:value-type="float">
            <text:p>95.632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chargdell/results_cores4_gcc_grid32_nb1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86.66" calcext:value-type="float">
            <text:p>86.66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chargdell/results_cores4_gcc_grid32_nb1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5];[Sheet1.$A7];[Sheet1.$A9])" office:value-type="float" office:value="96.6206666666667" calcext:value-type="float">
            <text:p>96.6206666667</text:p>
          </table:table-cell>
          <table:table-cell table:formula="of:=STDEV([Sheet1.$A5];[Sheet1.$A7];[Sheet1.$A9])" office:value-type="float" office:value="1.21213049352507" calcext:value-type="float">
            <text:p>1.2121304935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];[Sheet1.$A8];[Sheet1.$A10])" office:value-type="float" office:value="87.1316666666667" calcext:value-type="float">
            <text:p>87.1316666667</text:p>
          </table:table-cell>
          <table:table-cell table:formula="of:=STDEV([Sheet1.$A6];[Sheet1.$A8];[Sheet1.$A10])" office:value-type="float" office:value="1.39465921763466" calcext:value-type="float">
            <text:p>1.394659217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 64</text:p>
          </table:table-cell>
          <table:table-cell table:style-name="ce17" table:number-columns-repeated="3"/>
          <table:table-cell table:number-columns-repeated="11"/>
        </table:table-row>
        <table:table-row table:style-name="ro1">
          <table:table-cell office:value-type="float" office:value="372.06" calcext:value-type="float">
            <text:p>372.06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chargdell/results_cores4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66.145" calcext:value-type="float">
            <text:p>366.145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chargdell/results_cores4_gcc_grid64_nb2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17];[Sheet1.$A19];[Sheet1.$A21])" office:value-type="float" office:value="372.06" calcext:value-type="float">
            <text:p>372.06</text:p>
          </table:table-cell>
          <table:table-cell table:formula="of:=STDEV([Sheet1.$A17];[Sheet1.$A19];[Sheet1.$A21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18];[Sheet1.$A20];[Sheet1.$A22])" office:value-type="float" office:value="366.145" calcext:value-type="float">
            <text:p>366.145</text:p>
          </table:table-cell>
          <table:table-cell table:formula="of:=STDEV([Sheet1.$A18];[Sheet1.$A20];[Sheet1.$A22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0" office:value-type="string" calcext:value-type="string">
            <text:p>chargdell 500step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449.766" calcext:value-type="float">
            <text:p>449.766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chargdell/results_cores4_gcc_grid32_nb100_steps500_seed0_run0_pic_barsamian_single.txt</text:p>
          </table:table-cell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office:value-type="float" office:value="405.633" calcext:value-type="float">
            <text:p>405.633</text:p>
          </table:table-cell>
          <table:table-cell office:value-type="float" office:value="123.3" calcext:value-type="float">
            <text:p>123.3</text:p>
          </table:table-cell>
          <table:table-cell office:value-type="string" calcext:value-type="string">
            <text:p>chargdell/results_cores4_gcc_grid32_nb100_steps500_seed0_run0_pic_optimized_single.txt</text:p>
          </table:table-cell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108.1" calcext:value-type="float">
            <text:p>108.1</text:p>
          </table:table-cell>
          <table:table-cell office:value-type="string" calcext:value-type="string">
            <text:p>chargdell/results_cores4_gcc_grid32_nb100_steps500_seed1_run1_pic_barsamian_single.txt</text:p>
          </table:table-cell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office:value-type="float" office:value="433.702" calcext:value-type="float">
            <text:p>433.702</text:p>
          </table:table-cell>
          <table:table-cell office:value-type="float" office:value="115.3" calcext:value-type="float">
            <text:p>115.3</text:p>
          </table:table-cell>
          <table:table-cell office:value-type="string" calcext:value-type="string">
            <text:p>chargdell/results_cores4_gcc_grid32_nb100_steps5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58.69" calcext:value-type="float">
            <text:p>458.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hargdell/results_cores4_gcc_grid32_nb100_steps5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414.209" calcext:value-type="float">
            <text:p>414.209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chargdell/results_cores4_gcc_grid32_nb100_steps5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9];[Sheet1.$A31];[Sheet1.$A33])" office:value-type="float" office:value="456.985333333333" calcext:value-type="float">
            <text:p>456.9853333333</text:p>
          </table:table-cell>
          <table:table-cell table:formula="of:=STDEV([Sheet1.$A29];[Sheet1.$A31];[Sheet1.$A33])" office:value-type="float" office:value="6.53590891409398" calcext:value-type="float">
            <text:p>6.5359089141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0];[Sheet1.$A32];[Sheet1.$A34])" office:value-type="float" office:value="417.848" calcext:value-type="float">
            <text:p>417.848</text:p>
          </table:table-cell>
          <table:table-cell table:formula="of:=STDEV([Sheet1.$A30];[Sheet1.$A32];[Sheet1.$A34])" office:value-type="float" office:value="14.3839817505446" calcext:value-type="float">
            <text:p>14.3839817505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teraram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1.489" calcext:value-type="float">
            <text:p>91.489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teraram/results_cores10_gcc_grid32_nb1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78.629" calcext:value-type="float">
            <text:p>78.629</text:p>
          </table:table-cell>
          <table:table-cell office:value-type="float" office:value="127.2" calcext:value-type="float">
            <text:p>127.2</text:p>
          </table:table-cell>
          <table:table-cell office:value-type="string" calcext:value-type="string">
            <text:p>teraram/results_cores10_gcc_grid32_nb100_steps100_seed0_run0_pic_optimized_single.txt</text:p>
          </table:table-cell>
          <table:table-cell table:number-columns-repeated="12"/>
        </table:table-row>
        <table:table-row table:style-name="ro1" table:number-rows-repeated="3">
          <table:table-cell table:style-name="ce1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41];[Sheet1.$A43];[Sheet1.$A45])" office:value-type="float" office:value="91.489" calcext:value-type="float">
            <text:p>91.489</text:p>
          </table:table-cell>
          <table:table-cell table:formula="of:=STDEV([Sheet1.$A41];[Sheet1.$A43];[Sheet1.$A4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42];[Sheet1.$A44];[Sheet1.$A46])" office:value-type="float" office:value="78.629" calcext:value-type="float">
            <text:p>78.629</text:p>
          </table:table-cell>
          <table:table-cell table:formula="of:=STDEV([Sheet1.$A42];[Sheet1.$A44];[Sheet1.$A4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4 core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226.223" calcext:value-type="float">
            <text:p>226.223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teraram/results_cores4_gcc_grid32_nb100_steps100_seed0_run0_pic_barsamian_single.txt</text:p>
          </table:table-cell>
          <table:table-cell table:number-columns-repeated="6"/>
          <table:table-cell office:value-type="float" office:value="181.956" calcext:value-type="float">
            <text:p>181.9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raram/results_cores4_gcc_grid32_nb1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175.472" calcext:value-type="float">
            <text:p>175.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raram/results_cores4_gcc_grid32_nb1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52];[Sheet1.$A54];[Sheet1.$A56])" office:value-type="float" office:value="226.223" calcext:value-type="float">
            <text:p>226.223</text:p>
          </table:table-cell>
          <table:table-cell table:formula="of:=STDEV([Sheet1.$A52];[Sheet1.$A54];[Sheet1.$A5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53];[Sheet1.$A55];[Sheet1.$A57])" office:value-type="float" office:value="175.472" calcext:value-type="float">
            <text:p>175.472</text:p>
          </table:table-cell>
          <table:table-cell table:formula="of:=STDEV([Sheet1.$A53];[Sheet1.$A55];[Sheet1.$A57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grid64 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522.936" calcext:value-type="float">
            <text:p>522.936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teraram/results_cores10_gcc_grid64_nb333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5.316" calcext:value-type="float">
            <text:p>455.316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teraram/results_cores10_gcc_grid64_nb333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521.571" calcext:value-type="float">
            <text:p>521.571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teraram/results_cores10_gcc_grid64_nb333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3.275" calcext:value-type="float">
            <text:p>453.27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teraram/results_cores10_gcc_grid64_nb333_steps100_seed1_run1_pic_optimized_single.txt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63];[Sheet1.$A65];[Sheet1.$A67])" office:value-type="float" office:value="522.2535" calcext:value-type="float">
            <text:p>522.2535</text:p>
          </table:table-cell>
          <table:table-cell table:style-name="ce11" table:formula="of:=STDEV([Sheet1.$A63];[Sheet1.$A65];[Sheet1.$A67])" office:value-type="float" office:value="0.965200756319644" calcext:value-type="float">
            <text:p>0.9652007563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4];[Sheet1.$A66];[Sheet1.$A68])" office:value-type="float" office:value="454.2955" calcext:value-type="float">
            <text:p>454.2955</text:p>
          </table:table-cell>
          <table:table-cell table:style-name="ce11" table:formula="of:=STDEV([Sheet1.$A64];[Sheet1.$A66];[Sheet1.$A68])" office:value-type="float" office:value="1.44320494040174" calcext:value-type="float">
            <text:p>1.443204940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74];[Sheet1.$A76];[Sheet1.$A78])" office:value-type="float" office:value="130.049666666667" calcext:value-type="float">
            <text:p>130.0496666667</text:p>
          </table:table-cell>
          <table:table-cell table:style-name="ce11" table:formula="of:=STDEV([Sheet1.$A74];[Sheet1.$A76];[Sheet1.$A78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75];[Sheet1.$A77];[Sheet1.$A79])" office:value-type="float" office:value="118.776666666667" calcext:value-type="float">
            <text:p>118.7766666667</text:p>
          </table:table-cell>
          <table:table-cell table:style-name="ce11" table:formula="of:=STDEV([Sheet1.$A75];[Sheet1.$A77];[Sheet1.$A79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32 </text:p>
          </table:table-cell>
          <table:table-cell table:style-name="ce17" table:number-columns-repeated="3"/>
          <table:table-cell table:number-columns-repeated="11"/>
        </table:table-row>
        <table:table-row table:style-name="ro2">
          <table:table-cell office:value-type="float" office:value="50.992" calcext:value-type="float">
            <text:p>50.992</text:p>
          </table:table-cell>
          <table:table-cell office:value-type="float" office:value="392.2" calcext:value-type="float">
            <text:p>392.2</text:p>
          </table:table-cell>
          <table:table-cell office:value-type="string" calcext:value-type="string">
            <text:p>devel02.plafrim.cluster/results_cores18_gcc_grid32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3.001" calcext:value-type="float">
            <text:p>43.001</text:p>
          </table:table-cell>
          <table:table-cell office:value-type="float" office:value="465.1" calcext:value-type="float">
            <text:p>465.1</text:p>
          </table:table-cell>
          <table:table-cell office:value-type="string" calcext:value-type="string">
            <text:p>devel02.plafrim.cluster/results_cores18_gcc_grid32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0.589" calcext:value-type="float">
            <text:p>50.589</text:p>
          </table:table-cell>
          <table:table-cell office:value-type="float" office:value="395.3" calcext:value-type="float">
            <text:p>395.3</text:p>
          </table:table-cell>
          <table:table-cell office:value-type="string" calcext:value-type="string">
            <text:p>devel02.plafrim.cluster/results_cores18_gcc_grid32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2.72" calcext:value-type="float">
            <text:p>42.72</text:p>
          </table:table-cell>
          <table:table-cell office:value-type="float" office:value="468.2" calcext:value-type="float">
            <text:p>468.2</text:p>
          </table:table-cell>
          <table:table-cell office:value-type="string" calcext:value-type="string">
            <text:p>devel02.plafrim.cluster/results_cores18_gcc_grid32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0.66" calcext:value-type="float">
            <text:p>50.66</text:p>
          </table:table-cell>
          <table:table-cell office:value-type="float" office:value="394.8" calcext:value-type="float">
            <text:p>394.8</text:p>
          </table:table-cell>
          <table:table-cell office:value-type="string" calcext:value-type="string">
            <text:p>devel02.plafrim.cluster/results_cores18_gcc_grid32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2.78" calcext:value-type="float">
            <text:p>42.78</text:p>
          </table:table-cell>
          <table:table-cell office:value-type="float" office:value="467.5" calcext:value-type="float">
            <text:p>467.5</text:p>
          </table:table-cell>
          <table:table-cell office:value-type="string" calcext:value-type="string">
            <text:p>devel02.plafrim.cluster/results_cores18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87];[Sheet1.$A89];[Sheet1.$A91])" office:value-type="float" office:value="50.747" calcext:value-type="float">
            <text:p>50.747</text:p>
          </table:table-cell>
          <table:table-cell table:style-name="ce11" table:formula="of:=STDEV([Sheet1.$A87];[Sheet1.$A89];[Sheet1.$A91])" office:value-type="float" office:value="0.215125544740739" calcext:value-type="float">
            <text:p>0.215125544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88];[Sheet1.$A90];[Sheet1.$A92])" office:value-type="float" office:value="42.8336666666667" calcext:value-type="float">
            <text:p>42.8336666667</text:p>
          </table:table-cell>
          <table:table-cell table:style-name="ce11" table:formula="of:=STDEV([Sheet1.$A88];[Sheet1.$A90];[Sheet1.$A92])" office:value-type="float" office:value="0.147987612094165" calcext:value-type="float">
            <text:p>0.1479876121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float" office:value="64.248" calcext:value-type="float">
            <text:p>64.248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devel02.plafrim.cluster/results_cores18_g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59.708" calcext:value-type="float">
            <text:p>59.70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evel02.plafrim.cluster/results_cores18_g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64.923" calcext:value-type="float">
            <text:p>64.923</text:p>
          </table:table-cell>
          <table:table-cell office:value-type="float" office:value="308.1" calcext:value-type="float">
            <text:p>308.1</text:p>
          </table:table-cell>
          <table:table-cell office:value-type="string" calcext:value-type="string">
            <text:p>devel02.plafrim.cluster/results_cores18_g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59.851" calcext:value-type="float">
            <text:p>59.851</text:p>
          </table:table-cell>
          <table:table-cell office:value-type="float" office:value="334.2" calcext:value-type="float">
            <text:p>334.2</text:p>
          </table:table-cell>
          <table:table-cell office:value-type="string" calcext:value-type="string">
            <text:p>devel02.plafrim.cluster/results_cores18_g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65.148" calcext:value-type="float">
            <text:p>65.14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vel02.plafrim.cluster/results_cores18_g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9.737" calcext:value-type="float">
            <text:p>59.737</text:p>
          </table:table-cell>
          <table:table-cell office:value-type="float" office:value="334.8" calcext:value-type="float">
            <text:p>334.8</text:p>
          </table:table-cell>
          <table:table-cell office:value-type="string" calcext:value-type="string">
            <text:p>devel02.plafrim.cluster/results_cores18_g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98];[Sheet1.$A100];[Sheet1.$A102])" office:value-type="float" office:value="64.773" calcext:value-type="float">
            <text:p>64.773</text:p>
          </table:table-cell>
          <table:table-cell table:style-name="ce11" table:formula="of:=STDEV([Sheet1.$A98];[Sheet1.$A100];[Sheet1.$A102])" office:value-type="float" office:value="0.468374849879876" calcext:value-type="float">
            <text:p>0.4683748499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99];[Sheet1.$A101];[Sheet1.$A103])" office:value-type="float" office:value="59.7653333333333" calcext:value-type="float">
            <text:p>59.7653333333</text:p>
          </table:table-cell>
          <table:table-cell table:style-name="ce11" table:formula="of:=STDEV([Sheet1.$A99];[Sheet1.$A101];[Sheet1.$A103])" office:value-type="float" office:value="0.0755932095715832" calcext:value-type="float">
            <text:p>0.0755932096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</text:p>
          </table:table-cell>
          <table:table-cell table:number-columns-repeated="14"/>
        </table:table-row>
        <table:table-row table:style-name="ro2">
          <table:table-cell office:value-type="float" office:value="51.317" calcext:value-type="float">
            <text:p>51.317</text:p>
          </table:table-cell>
          <table:table-cell office:value-type="float" office:value="389.7" calcext:value-type="float">
            <text:p>389.7</text:p>
          </table:table-cell>
          <table:table-cell office:value-type="string" calcext:value-type="string">
            <text:p>bora009.plafrim.cluster/results_cores18_icc_grid64_nb200_steps100_seed0_run0_pic_barsamian_single.txt</text:p>
          </table:table-cell>
          <table:table-cell table:style-name="ce17" table:number-columns-repeated="5"/>
          <table:table-cell table:number-columns-repeated="7"/>
        </table:table-row>
        <table:table-row table:style-name="ro2">
          <table:table-cell office:value-type="float" office:value="51.334" calcext:value-type="float">
            <text:p>51.334</text:p>
          </table:table-cell>
          <table:table-cell office:value-type="float" office:value="389.6" calcext:value-type="float">
            <text:p>389.6</text:p>
          </table:table-cell>
          <table:table-cell office:value-type="string" calcext:value-type="string">
            <text:p>bora009.plafrim.cluster/results_cores18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1.439" calcext:value-type="float">
            <text:p>51.439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bora009.plafrim.cluster/results_cores18_icc_grid64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2" office:value-type="float" office:value="51.242" calcext:value-type="float">
            <text:p>51.242</text:p>
          </table:table-cell>
          <table:table-cell office:value-type="float" office:value="390.3" calcext:value-type="float">
            <text:p>390.3</text:p>
          </table:table-cell>
          <table:table-cell office:value-type="string" calcext:value-type="string">
            <text:p>bora009.plafrim.cluster/results_cores18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1.261" calcext:value-type="float">
            <text:p>51.261</text:p>
          </table:table-cell>
          <table:table-cell office:value-type="float" office:value="390.2" calcext:value-type="float">
            <text:p>390.2</text:p>
          </table:table-cell>
          <table:table-cell office:value-type="string" calcext:value-type="string">
            <text:p>bora009.plafrim.cluster/results_cores18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1.132" calcext:value-type="float">
            <text:p>51.132</text:p>
          </table:table-cell>
          <table:table-cell office:value-type="float" office:value="391.1" calcext:value-type="float">
            <text:p>391.1</text:p>
          </table:table-cell>
          <table:table-cell office:value-type="string" calcext:value-type="string">
            <text:p>bora009.plafrim.cluster/results_cores18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09];[Sheet1.$A111];[Sheet1.$A113])" office:value-type="float" office:value="51.339" calcext:value-type="float">
            <text:p>51.339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10];[Sheet1.$A112];[Sheet1.$A114])" office:value-type="float" office:value="51.236" calcext:value-type="float">
            <text:p>51.236</text:p>
          </table:table-cell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 500m</text:p>
          </table:table-cell>
          <table:table-cell table:number-columns-repeated="14"/>
        </table:table-row>
        <table:table-row table:style-name="ro2">
          <table:table-cell office:value-type="float" office:value="107.955" calcext:value-type="float">
            <text:p>107.955</text:p>
          </table:table-cell>
          <table:table-cell office:value-type="float" office:value="463.2" calcext:value-type="float">
            <text:p>463.2</text:p>
          </table:table-cell>
          <table:table-cell office:value-type="string" calcext:value-type="string">
            <text:p>bora009.plafrim.cluster/results_cores18_icc_grid64_nb5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04.58" calcext:value-type="float">
            <text:p>104.58</text:p>
          </table:table-cell>
          <table:table-cell office:value-type="float" office:value="478.1" calcext:value-type="float">
            <text:p>478.1</text:p>
          </table:table-cell>
          <table:table-cell office:value-type="string" calcext:value-type="string">
            <text:p>bora009.plafrim.cluster/results_cores18_icc_grid64_nb5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107.923" calcext:value-type="float">
            <text:p>107.923</text:p>
          </table:table-cell>
          <table:table-cell office:value-type="float" office:value="463.3" calcext:value-type="float">
            <text:p>463.3</text:p>
          </table:table-cell>
          <table:table-cell office:value-type="string" calcext:value-type="string">
            <text:p>bora009.plafrim.cluster/results_cores18_icc_grid64_nb5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103.681" calcext:value-type="float">
            <text:p>103.681</text:p>
          </table:table-cell>
          <table:table-cell office:value-type="float" office:value="482.2" calcext:value-type="float">
            <text:p>482.2</text:p>
          </table:table-cell>
          <table:table-cell office:value-type="string" calcext:value-type="string">
            <text:p>bora009.plafrim.cluster/results_cores18_icc_grid64_nb5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107.86" calcext:value-type="float">
            <text:p>107.86</text:p>
          </table:table-cell>
          <table:table-cell office:value-type="float" office:value="463.6" calcext:value-type="float">
            <text:p>463.6</text:p>
          </table:table-cell>
          <table:table-cell office:value-type="string" calcext:value-type="string">
            <text:p>bora009.plafrim.cluster/results_cores18_icc_grid64_nb5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103.418" calcext:value-type="float">
            <text:p>103.418</text:p>
          </table:table-cell>
          <table:table-cell office:value-type="float" office:value="483.5" calcext:value-type="float">
            <text:p>483.5</text:p>
          </table:table-cell>
          <table:table-cell office:value-type="string" calcext:value-type="string">
            <text:p>bora009.plafrim.cluster/results_cores18_icc_grid64_nb5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22];[Sheet1.$A124];[Sheet1.$A126])" office:value-type="float" office:value="107.912666666667" calcext:value-type="float">
            <text:p>107.9126666667</text:p>
          </table:table-cell>
          <table:table-cell table:style-name="ce11" table:formula="of:=STDEV([Sheet1.$A123];[Sheet1.$A125];[Sheet1.$A127])" office:value-type="float" office:value="0.609318471737068" calcext:value-type="float">
            <text:p>0.609318471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23];[Sheet1.$A125];[Sheet1.$A127])" office:value-type="float" office:value="103.893" calcext:value-type="float">
            <text:p>103.893</text:p>
          </table:table-cell>
          <table:table-cell table:style-name="ce11" table:formula="of:=STDEV([Sheet1.$A124];[Sheet1.$A126];[Sheet1.$A161])" office:value-type="float" office:value="0.0445477272147542" calcext:value-type="float">
            <text:p>0.0445477272</text:p>
          </table:table-cell>
          <table:table-cell table:number-columns-repeated="12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table:number-columns-repeated="2"/>
          <table:table-cell table:style-name="ce14"/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2"/>
        </table:table-row>
        <table:table-row table:style-name="ro2" table:number-rows-repeated="13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13" office:value-type="string" calcext:value-type="string">
            <text:p>barsamian x6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style-name="ce20" table:number-columns-repeated="3"/>
          <table:table-cell table:style-name="ce24" office:value-type="string" calcext:value-type="string">
            <text:p>30,8</text:p>
          </table:table-cell>
          <table:table-cell table:style-name="ce24"/>
          <table:table-cell/>
          <table:table-cell table:formula="of:=[Sheet1.D153]*[Sheet1.D153]*[Sheet1.D153]"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0" table:number-columns-repeated="3"/>
          <table:table-cell table:style-name="ce25"/>
          <table:table-cell table:style-name="ce24"/>
          <table:table-cell table:number-columns-repeated="4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4"/>
          <table:table-cell table:style-name="ce19" office:value-type="string" calcext:value-type="string" table:number-columns-spanned="2" table:number-rows-spanned="1">
            <text:p>socket</text:p>
          </table:table-cell>
          <table:covered-table-cell table:style-name="ce14"/>
          <table:table-cell table:style-name="ce14" table:number-columns-repeated="3"/>
          <table:table-cell table:style-name="ce19" office:value-type="string" calcext:value-type="string" table:number-columns-spanned="3" table:number-rows-spanned="1">
            <text:p>exectime</text:p>
          </table:table-cell>
          <table:covered-table-cell table:number-columns-repeated="2" table:style-name="ce14"/>
          <table:table-cell table:style-name="ce14" office:value-type="string" calcext:value-type="string">
            <text:p>million part per sec per core</text:p>
          </table:table-cell>
          <table:table-cell table:style-name="ce14"/>
          <table:table-cell table:number-columns-repeated="4"/>
        </table:table-row>
        <table:table-row table:style-name="ro1">
          <table:table-cell table:style-name="ce15" office:value-type="string" calcext:value-type="string">
            <text:p>machine</text:p>
          </table:table-cell>
          <table:table-cell table:style-name="ce15" office:value-type="string" calcext:value-type="string">
            <text:p>ram (GB)</text:p>
          </table:table-cell>
          <table:table-cell table:style-name="ce15" office:value-type="string" calcext:value-type="string">
            <text:p>cores</text:p>
          </table:table-cell>
          <table:table-cell table:style-name="ce15" office:value-type="string" calcext:value-type="string">
            <text:p>Gridside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m. particles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27" office:value-type="string" calcext:value-type="string">
            <text:p>%</text:p>
          </table:table-cell>
          <table:table-cell table:style-name="ce27" office:value-type="string" calcext:value-type="string">
            <text:p>grid</text:p>
          </table:table-cell>
          <table:table-cell table:style-name="ce27" office:value-type="string" calcext:value-type="string">
            <text:p>particles</text:p>
          </table:table-cell>
          <table:table-cell table:style-name="ce27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13"/>
          <table:table-cell table:style-name="ce27"/>
        </table:table-row>
        <table:table-row table:style-name="ro1">
          <table:table-cell table:style-name="ce16" table:formula="of:=[.A86]" office:value-type="string" office:string-value="bora32 " calcext:value-type="string">
            <text:p>bora32 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1" table:formula="of:=[.B94]" office:value-type="float" office:value="50.747" calcext:value-type="float">
            <text:p>50.75</text:p>
          </table:table-cell>
          <table:table-cell table:style-name="ce21" table:formula="of:=[.B95]" office:value-type="float" office:value="42.8336666666667" calcext:value-type="float">
            <text:p>42.83</text:p>
          </table:table-cell>
          <table:table-cell table:style-name="ce20" table:formula="of:=([Sheet1.H159]-[Sheet1.G159])/[Sheet1.H159]" office:value-type="percentage" office:value="-0.18474564400277" calcext:value-type="percentage">
            <text:p>-18.47%</text:p>
          </table:table-cell>
          <table:table-cell table:style-name="ce22" table:formula="of:=[Sheet1.$E159]*[Sheet1.$F159]/[Sheet1.G159]/[Sheet1.$C159]" office:value-type="float" office:value="21.895109289438" calcext:value-type="float">
            <text:p>21.9</text:p>
          </table:table-cell>
          <table:table-cell table:style-name="ce22" table:formula="of:=[Sheet1.$E159]*[Sheet1.$F159]/[Sheet1.H159]/[Sheet1.$C159]" office:value-type="float" office:value="25.9401353556263" calcext:value-type="float">
            <text:p>25.9</text:p>
          </table:table-cell>
          <table:table-cell table:style-name="ce28" table:formula="of:=([Sheet1.K159]-[Sheet1.J159])/[Sheet1.J159]" office:value-type="percentage" office:value="0.18474564400277" calcext:value-type="percentage">
            <text:p>18.5%</text:p>
          </table:table-cell>
          <table:table-cell table:formula="of:=[Sheet1.D159]*[Sheet1.D159]*[Sheet1.D159]" office:value-type="float" office:value="32768" calcext:value-type="float">
            <text:p>32768</text:p>
          </table:table-cell>
          <table:table-cell table:formula="of:=[Sheet1.F159]*1000000" office:value-type="float" office:value="200000000" calcext:value-type="float">
            <text:p>200000000</text:p>
          </table:table-cell>
          <table:table-cell table:style-name="ce27"/>
        </table:table-row>
        <table:table-row table:style-name="ro1">
          <table:table-cell table:style-name="ce16" table:formula="of:=[.A121]" office:value-type="string" office:string-value="Bora 64 icc 500m" calcext:value-type="string">
            <text:p>Bora 64 icc 5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21" table:formula="of:=[.B129]" office:value-type="float" office:value="107.912666666667" calcext:value-type="float">
            <text:p>107.91</text:p>
          </table:table-cell>
          <table:table-cell table:style-name="ce21" table:formula="of:=[.B130]" office:value-type="float" office:value="103.893" calcext:value-type="float">
            <text:p>103.89</text:p>
          </table:table-cell>
          <table:table-cell table:style-name="ce20" table:formula="of:=([Sheet1.H160]-[Sheet1.G160])/[Sheet1.H160]" office:value-type="percentage" office:value="-0.0386904475437872" calcext:value-type="percentage">
            <text:p>-3.87%</text:p>
          </table:table-cell>
          <table:table-cell table:style-name="ce26" table:formula="of:=[Sheet1.$E160]*[Sheet1.$F160]/[Sheet1.G160]/[Sheet1.$C160]" office:value-type="float" office:value="25.7409798458424" calcext:value-type="float">
            <text:p>25.7</text:p>
          </table:table-cell>
          <table:table-cell table:style-name="ce26" table:formula="of:=[Sheet1.$E160]*[Sheet1.$F160]/[Sheet1.H160]/[Sheet1.$C160]" office:value-type="float" office:value="26.7369098762937" calcext:value-type="float">
            <text:p>26.7</text:p>
          </table:table-cell>
          <table:table-cell table:style-name="ce29" table:formula="of:=([Sheet1.K160]-[Sheet1.J160])/[Sheet1.J160]" office:value-type="percentage" office:value="0.038690447543787" calcext:value-type="percentage">
            <text:p>3.9%</text:p>
          </table:table-cell>
          <table:table-cell table:formula="of:=[Sheet1.D160]*[Sheet1.D160]*[Sheet1.D160]" office:value-type="float" office:value="262144" calcext:value-type="float">
            <text:p>262144</text:p>
          </table:table-cell>
          <table:table-cell table:formula="of:=[Sheet1.F160]*1000000" office:value-type="float" office:value="500000000" calcext:value-type="float">
            <text:p>500000000</text:p>
          </table:table-cell>
          <table:table-cell table:style-name="ce27"/>
        </table:table-row>
        <table:table-row table:style-name="ro1">
          <table:table-cell table:style-name="ce16" table:formula="of:=[.A108]" office:value-type="string" office:string-value="Bora 64 icc" calcext:value-type="string">
            <text:p>Bora 64 icc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1" table:formula="of:=[.B116]" office:value-type="float" office:value="51.339" calcext:value-type="float">
            <text:p>51.34</text:p>
          </table:table-cell>
          <table:table-cell table:style-name="ce21" table:formula="of:=[.B117]" office:value-type="float" office:value="51.236" calcext:value-type="float">
            <text:p>51.24</text:p>
          </table:table-cell>
          <table:table-cell table:style-name="ce20" table:formula="of:=([Sheet1.H161]-[Sheet1.G161])/[Sheet1.H161]" office:value-type="percentage" office:value="-0.00201030525411823" calcext:value-type="percentage">
            <text:p>-0.20%</text:p>
          </table:table-cell>
          <table:table-cell table:style-name="ce26" table:formula="of:=[Sheet1.$E161]*[Sheet1.$F161]/[Sheet1.G161]/[Sheet1.$C161]" office:value-type="float" office:value="21.6426325232496" calcext:value-type="float">
            <text:p>21.6</text:p>
          </table:table-cell>
          <table:table-cell table:style-name="ce26" table:formula="of:=[Sheet1.$E161]*[Sheet1.$F161]/[Sheet1.H161]/[Sheet1.$C161]" office:value-type="float" office:value="21.686140821124" calcext:value-type="float">
            <text:p>21.7</text:p>
          </table:table-cell>
          <table:table-cell table:style-name="ce29" table:formula="of:=([Sheet1.K161]-[Sheet1.J161])/[Sheet1.J161]" office:value-type="percentage" office:value="0.00201030525411824" calcext:value-type="percentage">
            <text:p>0.2%</text:p>
          </table:table-cell>
          <table:table-cell table:formula="of:=[Sheet1.D161]*[Sheet1.D161]*[Sheet1.D161]" office:value-type="float" office:value="262144" calcext:value-type="float">
            <text:p>262144</text:p>
          </table:table-cell>
          <table:table-cell table:formula="of:=[Sheet1.F161]*1000000" office:value-type="float" office:value="200000000" calcext:value-type="float">
            <text:p>200000000</text:p>
          </table:table-cell>
          <table:table-cell table:style-name="ce27"/>
        </table:table-row>
        <table:table-row table:style-name="ro1">
          <table:table-cell table:style-name="ce16" table:formula="of:=[.A97]" office:value-type="string" office:string-value="Bora 64" calcext:value-type="string">
            <text:p>Bora 64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1" table:formula="of:=[.B105]" office:value-type="float" office:value="64.773" calcext:value-type="float">
            <text:p>64.77</text:p>
          </table:table-cell>
          <table:table-cell table:style-name="ce21" table:formula="of:=[.B106]" office:value-type="float" office:value="59.7653333333333" calcext:value-type="float">
            <text:p>59.77</text:p>
          </table:table-cell>
          <table:table-cell table:style-name="ce20" table:formula="of:=([Sheet1.H162]-[Sheet1.G162])/[Sheet1.H162]" office:value-type="percentage" office:value="-0.0837888184900946" calcext:value-type="percentage">
            <text:p>-8.38%</text:p>
          </table:table-cell>
          <table:table-cell table:style-name="ce22" table:formula="of:=[Sheet1.$E162]*[Sheet1.$F162]/[Sheet1.G162]/[Sheet1.$C162]" office:value-type="float" office:value="17.1539238743166" calcext:value-type="float">
            <text:p>17.2</text:p>
          </table:table-cell>
          <table:table-cell table:style-name="ce22" table:formula="of:=[Sheet1.$E162]*[Sheet1.$F162]/[Sheet1.H162]/[Sheet1.$C162]" office:value-type="float" office:value="18.5912308882146" calcext:value-type="float">
            <text:p>18.6</text:p>
          </table:table-cell>
          <table:table-cell table:style-name="ce28" table:formula="of:=([Sheet1.K162]-[Sheet1.J162])/[Sheet1.J162]" office:value-type="percentage" office:value="0.0837888184900944" calcext:value-type="percentage">
            <text:p>8.4%</text:p>
          </table:table-cell>
          <table:table-cell table:formula="of:=[Sheet1.D162]*[Sheet1.D162]*[Sheet1.D162]" office:value-type="float" office:value="262144" calcext:value-type="float">
            <text:p>262144</text:p>
          </table:table-cell>
          <table:table-cell table:formula="of:=[Sheet1.F162]*1000000" office:value-type="float" office:value="200000000" calcext:value-type="float">
            <text:p>200000000</text:p>
          </table:table-cell>
          <table:table-cell table:style-name="ce27"/>
        </table:table-row>
        <table:table-row table:style-name="ro1">
          <table:table-cell table:style-name="ce16" office:value-type="string" calcext:value-type="string">
            <text:p>chargdell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1" table:formula="of:=[.B24]" office:value-type="float" office:value="372.06" calcext:value-type="float">
            <text:p>372.06</text:p>
          </table:table-cell>
          <table:table-cell table:style-name="ce21" table:formula="of:=[.B25]" office:value-type="float" office:value="366.145" calcext:value-type="float">
            <text:p>366.15</text:p>
          </table:table-cell>
          <table:table-cell table:style-name="ce20" table:formula="of:=([Sheet1.H163]-[Sheet1.G163])/[Sheet1.H163]" office:value-type="percentage" office:value="-0.0161548020592935" calcext:value-type="percentage">
            <text:p>-1.62%</text:p>
          </table:table-cell>
          <table:table-cell table:style-name="ce22" table:formula="of:=[Sheet1.$E163]*[Sheet1.$F163]/[Sheet1.G163]/[Sheet1.$C163]" office:value-type="float" office:value="13.4386926839757" calcext:value-type="float">
            <text:p>13.4</text:p>
          </table:table-cell>
          <table:table-cell table:style-name="ce22" table:formula="of:=[Sheet1.$E163]*[Sheet1.$F163]/[Sheet1.H163]/[Sheet1.$C163]" office:value-type="float" office:value="13.655792104221" calcext:value-type="float">
            <text:p>13.7</text:p>
          </table:table-cell>
          <table:table-cell table:style-name="ce28" table:formula="of:=([Sheet1.K163]-[Sheet1.J163])/[Sheet1.J163]" office:value-type="percentage" office:value="0.0161548020592936" calcext:value-type="percentage">
            <text:p>1.6%</text:p>
          </table:table-cell>
          <table:table-cell table:formula="of:=[Sheet1.D163]*[Sheet1.D163]*[Sheet1.D163]" office:value-type="float" office:value="32768" calcext:value-type="float">
            <text:p>32768</text:p>
          </table:table-cell>
          <table:table-cell table:formula="of:=[Sheet1.F163]*1000000" office:value-type="float" office:value="200000000" calcext:value-type="float">
            <text:p>200000000</text:p>
          </table:table-cell>
          <table:table-cell table:style-name="ce27"/>
        </table:table-row>
        <table:table-row table:style-name="ro1">
          <table:table-cell table:style-name="ce16" table:formula="of:=[Sheet1.A4]" office:value-type="string" office:string-value="chargdell" calcext:value-type="string">
            <text:p>chargdell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1" table:formula="of:=[Sheet1.B12]" office:value-type="float" office:value="96.6206666666667" calcext:value-type="float">
            <text:p>96.62</text:p>
          </table:table-cell>
          <table:table-cell table:style-name="ce21" table:formula="of:=[Sheet1.B13]" office:value-type="float" office:value="87.1316666666667" calcext:value-type="float">
            <text:p>87.13</text:p>
          </table:table-cell>
          <table:table-cell table:style-name="ce20" table:formula="of:=([Sheet1.H164]-[Sheet1.G164])/[Sheet1.H164]" office:value-type="percentage" office:value="-0.108904148893437" calcext:value-type="percentage">
            <text:p>-10.89%</text:p>
          </table:table-cell>
          <table:table-cell table:style-name="ce22" table:formula="of:=[Sheet1.$E164]*[Sheet1.$F164]/[Sheet1.G164]/[Sheet1.$C164]" office:value-type="float" office:value="25.8743816022797" calcext:value-type="float">
            <text:p>25.9</text:p>
          </table:table-cell>
          <table:table-cell table:style-name="ce22" table:formula="of:=[Sheet1.$E164]*[Sheet1.$F164]/[Sheet1.H164]/[Sheet1.$C164]" office:value-type="float" office:value="28.69220910882" calcext:value-type="float">
            <text:p>28.7</text:p>
          </table:table-cell>
          <table:table-cell table:style-name="ce28" table:formula="of:=([Sheet1.K164]-[Sheet1.J164])/[Sheet1.J164]" office:value-type="percentage" office:value="0.108904148893437" calcext:value-type="percentage">
            <text:p>10.9%</text:p>
          </table:table-cell>
          <table:table-cell table:formula="of:=[Sheet1.D164]*[Sheet1.D164]*[Sheet1.D164]" office:value-type="float" office:value="32768" calcext:value-type="float">
            <text:p>32768</text:p>
          </table:table-cell>
          <table:table-cell table:formula="of:=[Sheet1.F164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28]" office:value-type="string" office:string-value="chargdell 500steps" calcext:value-type="string">
            <text:p>chargdell 500step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style-name="ce21" table:formula="of:=[Sheet1.B36]" office:value-type="float" office:value="456.985333333333" calcext:value-type="float">
            <text:p>456.99</text:p>
          </table:table-cell>
          <table:table-cell table:style-name="ce21" table:formula="of:=[Sheet1.B37]" office:value-type="float" office:value="417.848" calcext:value-type="float">
            <text:p>417.85</text:p>
          </table:table-cell>
          <table:table-cell table:style-name="ce20" table:formula="of:=([Sheet1.H165]-[Sheet1.G165])/[Sheet1.H165]" office:value-type="percentage" office:value="-0.0936640437032925" calcext:value-type="percentage">
            <text:p>-9.37%</text:p>
          </table:table-cell>
          <table:table-cell table:style-name="ce22" table:formula="of:=[Sheet1.$E165]*[Sheet1.$F165]/[Sheet1.G165]/[Sheet1.$C165]" office:value-type="float" office:value="27.3531754483732" calcext:value-type="float">
            <text:p>27.4</text:p>
          </table:table-cell>
          <table:table-cell table:style-name="ce22" table:formula="of:=[Sheet1.$E165]*[Sheet1.$F165]/[Sheet1.H165]/[Sheet1.$C165]" office:value-type="float" office:value="29.9151844689935" calcext:value-type="float">
            <text:p>29.9</text:p>
          </table:table-cell>
          <table:table-cell table:style-name="ce28" table:formula="of:=([Sheet1.K165]-[Sheet1.J165])/[Sheet1.J165]" office:value-type="percentage" office:value="0.0936640437032925" calcext:value-type="percentage">
            <text:p>9.4%</text:p>
          </table:table-cell>
          <table:table-cell table:formula="of:=[Sheet1.D165]*[Sheet1.D165]*[Sheet1.D165]" office:value-type="float" office:value="32768" calcext:value-type="float">
            <text:p>32768</text:p>
          </table:table-cell>
          <table:table-cell table:formula="of:=[Sheet1.F165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40]" office:value-type="string" office:string-value="teraram" calcext:value-type="string">
            <text:p>teraram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1" table:formula="of:=[Sheet1.B48]" office:value-type="float" office:value="91.489" calcext:value-type="float">
            <text:p>91.49</text:p>
          </table:table-cell>
          <table:table-cell table:style-name="ce21" table:formula="of:=[Sheet1.B49]" office:value-type="float" office:value="78.629" calcext:value-type="float">
            <text:p>78.63</text:p>
          </table:table-cell>
          <table:table-cell table:style-name="ce20" table:formula="of:=([Sheet1.H166]-[Sheet1.G166])/[Sheet1.H166]" office:value-type="percentage" office:value="-0.163552887611441" calcext:value-type="percentage">
            <text:p>-16.36%</text:p>
          </table:table-cell>
          <table:table-cell table:style-name="ce22" table:formula="of:=[Sheet1.$E166]*[Sheet1.$F166]/[Sheet1.G166]/[Sheet1.$C166]" office:value-type="float" office:value="10.9302757708577" calcext:value-type="float">
            <text:p>10.9</text:p>
          </table:table-cell>
          <table:table-cell table:style-name="ce22" table:formula="of:=[Sheet1.$E166]*[Sheet1.$F166]/[Sheet1.H166]/[Sheet1.$C166]" office:value-type="float" office:value="12.7179539355708" calcext:value-type="float">
            <text:p>12.7</text:p>
          </table:table-cell>
          <table:table-cell table:style-name="ce28" table:formula="of:=([Sheet1.K166]-[Sheet1.J166])/[Sheet1.J166]" office:value-type="percentage" office:value="0.163552887611441" calcext:value-type="percentage">
            <text:p>16.4%</text:p>
          </table:table-cell>
          <table:table-cell table:formula="of:=[Sheet1.D166]*[Sheet1.D166]*[Sheet1.D166]" office:value-type="float" office:value="32768" calcext:value-type="float">
            <text:p>32768</text:p>
          </table:table-cell>
          <table:table-cell table:formula="of:=[Sheet1.F166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51]" office:value-type="string" office:string-value="Teraram 4 cores" calcext:value-type="string">
            <text:p>Teraram 4 cores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1" table:formula="of:=[Sheet1.B59]" office:value-type="float" office:value="226.223" calcext:value-type="float">
            <text:p>226.22</text:p>
          </table:table-cell>
          <table:table-cell table:style-name="ce21" table:formula="of:=[Sheet1.B60]" office:value-type="float" office:value="175.472" calcext:value-type="float">
            <text:p>175.47</text:p>
          </table:table-cell>
          <table:table-cell table:style-name="ce20" table:formula="of:=([Sheet1.H167]-[Sheet1.G167])/[Sheet1.H167]" office:value-type="percentage" office:value="-0.289225631439774" calcext:value-type="percentage">
            <text:p>-28.92%</text:p>
          </table:table-cell>
          <table:table-cell table:style-name="ce22" table:formula="of:=[Sheet1.$E167]*[Sheet1.$F167]/[Sheet1.G167]/[Sheet1.$C167]" office:value-type="float" office:value="11.0510425553547" calcext:value-type="float">
            <text:p>11.1</text:p>
          </table:table-cell>
          <table:table-cell table:style-name="ce22" table:formula="of:=[Sheet1.$E167]*[Sheet1.$F167]/[Sheet1.H167]/[Sheet1.$C167]" office:value-type="float" office:value="14.2472873164949" calcext:value-type="float">
            <text:p>14.2</text:p>
          </table:table-cell>
          <table:table-cell table:style-name="ce28" table:formula="of:=([Sheet1.K167]-[Sheet1.J167])/[Sheet1.J167]" office:value-type="percentage" office:value="0.289225631439774" calcext:value-type="percentage">
            <text:p>28.9%</text:p>
          </table:table-cell>
          <table:table-cell table:formula="of:=[Sheet1.D167]*[Sheet1.D167]*[Sheet1.D167]" office:value-type="float" office:value="32768" calcext:value-type="float">
            <text:p>32768</text:p>
          </table:table-cell>
          <table:table-cell table:formula="of:=[Sheet1.F167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62]" office:value-type="string" office:string-value="teraram grid64 " calcext:value-type="string">
            <text:p>teraram grid64 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table:style-name="ce16" table:formula="of:=[Sheet1.B70]" office:value-type="float" office:value="522.2535" calcext:value-type="float">
            <text:p>522.2535</text:p>
          </table:table-cell>
          <table:table-cell table:style-name="ce16" table:formula="of:=[Sheet1.B71]" office:value-type="float" office:value="454.2955" calcext:value-type="float">
            <text:p>454.2955</text:p>
          </table:table-cell>
          <table:table-cell table:style-name="ce20" table:formula="of:=([Sheet1.H168]-[Sheet1.G168])/[Sheet1.H168]" office:value-type="percentage" office:value="-0.149589859463719" calcext:value-type="percentage">
            <text:p>-14.96%</text:p>
          </table:table-cell>
          <table:table-cell table:style-name="ce22" table:formula="of:=[Sheet1.$E168]*[Sheet1.$F168]/[Sheet1.G168]/[Sheet1.$C168]" office:value-type="float" office:value="6.37621385017046" calcext:value-type="float">
            <text:p>6.4</text:p>
          </table:table-cell>
          <table:table-cell table:style-name="ce22" table:formula="of:=[Sheet1.$E168]*[Sheet1.$F168]/[Sheet1.H168]/[Sheet1.$C168]" office:value-type="float" office:value="7.33003078392808" calcext:value-type="float">
            <text:p>7.3</text:p>
          </table:table-cell>
          <table:table-cell table:style-name="ce28" table:formula="of:=([Sheet1.K168]-[Sheet1.J168])/[Sheet1.J168]" office:value-type="percentage" office:value="0.149589859463719" calcext:value-type="percentage">
            <text:p>15.0%</text:p>
          </table:table-cell>
          <table:table-cell table:formula="of:=[Sheet1.D168]*[Sheet1.D168]*[Sheet1.D168]" office:value-type="float" office:value="262144" calcext:value-type="float">
            <text:p>262144</text:p>
          </table:table-cell>
          <table:table-cell table:formula="of:=[Sheet1.F168]*1000000" office:value-type="float" office:value="333000000" calcext:value-type="float">
            <text:p>333000000</text:p>
          </table:table-cell>
          <table:table-cell/>
        </table:table-row>
        <table:table-row table:style-name="ro1">
          <table:table-cell table:style-name="ce16" table:formula="of:=[Sheet1.A73]" office:value-type="string" office:string-value="gc5" calcext:value-type="string">
            <text:p>gc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Sheet1.B81]" office:value-type="float" office:value="130.049666666667" calcext:value-type="float">
            <text:p>130.0496666667</text:p>
          </table:table-cell>
          <table:table-cell table:style-name="ce16" table:formula="of:=[Sheet1.B82]" office:value-type="float" office:value="118.776666666667" calcext:value-type="float">
            <text:p>118.7766666667</text:p>
          </table:table-cell>
          <table:table-cell table:style-name="ce20" table:formula="of:=([Sheet1.H169]-[Sheet1.G169])/[Sheet1.H169]" office:value-type="percentage" office:value="-0.0949092133696294" calcext:value-type="percentage">
            <text:p>-9.49%</text:p>
          </table:table-cell>
          <table:table-cell table:style-name="ce22" table:formula="of:=[Sheet1.$E169]*[Sheet1.$F169]/[Sheet1.G169]/[Sheet1.$C169]" office:value-type="float" office:value="7.68936995865682" calcext:value-type="float">
            <text:p>7.7</text:p>
          </table:table-cell>
          <table:table-cell table:style-name="ce22" table:formula="of:=[Sheet1.$E169]*[Sheet1.$F169]/[Sheet1.H169]/[Sheet1.$C169]" office:value-type="float" office:value="8.419162012741" calcext:value-type="float">
            <text:p>8.4</text:p>
          </table:table-cell>
          <table:table-cell table:style-name="ce28" table:formula="of:=([Sheet1.K169]-[Sheet1.J169])/[Sheet1.J169]" office:value-type="percentage" office:value="0.0949092133696294" calcext:value-type="percentage">
            <text:p>9.5%</text:p>
          </table:table-cell>
          <table:table-cell table:formula="of:=[Sheet1.D169]*[Sheet1.D169]*[Sheet1.D169]" office:value-type="float" office:value="32768" calcext:value-type="float">
            <text:p>32768</text:p>
          </table:table-cell>
          <table:table-cell table:formula="of:=[Sheet1.F169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.A201]" office:value-type="string" office:string-value="gc5 icc check variance" calcext:value-type="string">
            <text:p>gc5 icc check varianc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209]" office:value-type="float" office:value="96.695" calcext:value-type="float">
            <text:p>96.695</text:p>
          </table:table-cell>
          <table:table-cell table:style-name="ce16" table:formula="of:=[.B210]" office:value-type="float" office:value="88.2633333333333" calcext:value-type="float">
            <text:p>88.2633333333</text:p>
          </table:table-cell>
          <table:table-cell table:style-name="ce20" table:formula="of:=([Sheet1.H170]-[Sheet1.G170])/[Sheet1.H170]" office:value-type="percentage" office:value="-0.0955285320442614" calcext:value-type="percentage">
            <text:p>-9.55%</text:p>
          </table:table-cell>
          <table:table-cell table:style-name="ce26" table:formula="of:=[Sheet1.$E170]*[Sheet1.$F170]/[Sheet1.G170]/[Sheet1.$C170]" office:value-type="float" office:value="10.3417963700295" calcext:value-type="float">
            <text:p>10.3</text:p>
          </table:table-cell>
          <table:table-cell table:style-name="ce26" table:formula="of:=[Sheet1.$E170]*[Sheet1.$F170]/[Sheet1.H170]/[Sheet1.$C170]" office:value-type="float" office:value="11.3297329959591" calcext:value-type="float">
            <text:p>11.3</text:p>
          </table:table-cell>
          <table:table-cell table:style-name="ce29" table:formula="of:=([Sheet1.K170]-[Sheet1.J170])/[Sheet1.J170]" office:value-type="percentage" office:value="0.0955285320442614" calcext:value-type="percentage">
            <text:p>9.6%</text:p>
          </table:table-cell>
          <table:table-cell table:formula="of:=[Sheet1.D170]*[Sheet1.D170]*[Sheet1.D170]" office:value-type="float" office:value="32768" calcext:value-type="float">
            <text:p>32768</text:p>
          </table:table-cell>
          <table:table-cell table:formula="of:=[Sheet1.F170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office:value-type="string" calcext:value-type="string">
            <text:p>gc5 icc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191]" office:value-type="float" office:value="96.7612857142857" calcext:value-type="float">
            <text:p>96.7612857143</text:p>
          </table:table-cell>
          <table:table-cell table:style-name="ce16" table:formula="of:=[.B192]" office:value-type="float" office:value="88.0124285714286" calcext:value-type="float">
            <text:p>88.0124285714</text:p>
          </table:table-cell>
          <table:table-cell table:style-name="ce20" table:formula="of:=([Sheet1.H171]-[Sheet1.G171])/[Sheet1.H171]" office:value-type="percentage" office:value="-0.0994047918556954" calcext:value-type="percentage">
            <text:p>-9.94%</text:p>
          </table:table-cell>
          <table:table-cell table:style-name="ce26" table:formula="of:=[Sheet1.$E171]*[Sheet1.$F171]/[Sheet1.G171]/[Sheet1.$C171]" office:value-type="float" office:value="10.3347117870341" calcext:value-type="float">
            <text:p>10.3</text:p>
          </table:table-cell>
          <table:table-cell table:style-name="ce26" table:formula="of:=[Sheet1.$E171]*[Sheet1.$F171]/[Sheet1.H171]/[Sheet1.$C171]" office:value-type="float" office:value="11.3620316611128" calcext:value-type="float">
            <text:p>11.4</text:p>
          </table:table-cell>
          <table:table-cell table:style-name="ce29" table:formula="of:=([Sheet1.K171]-[Sheet1.J171])/[Sheet1.J171]" office:value-type="percentage" office:value="0.0994047918556957" calcext:value-type="percentage">
            <text:p>9.9%</text:p>
          </table:table-cell>
          <table:table-cell table:formula="of:=[Sheet1.D171]*[Sheet1.D171]*[Sheet1.D171]" office:value-type="float" office:value="32768" calcext:value-type="float">
            <text:p>32768</text:p>
          </table:table-cell>
          <table:table-cell table:formula="of:=[Sheet1.F171]*1000000" office:value-type="float" office:value="100000000" calcext:value-type="float">
            <text:p>100000000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</text:p>
          </table:table-cell>
          <table:table-cell table:number-columns-repeated="14"/>
        </table:table-row>
        <table:table-row table:style-name="ro1">
          <table:table-cell office:value-type="float" office:value="97.009" calcext:value-type="float">
            <text:p>97.009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88.263" calcext:value-type="float">
            <text:p>88.263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7.309" calcext:value-type="float">
            <text:p>97.309</text:p>
          </table:table-cell>
          <table:table-cell office:value-type="float" office:value="205.5" calcext:value-type="float">
            <text:p>205.5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88.108" calcext:value-type="float">
            <text:p>88.10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6.959" calcext:value-type="float">
            <text:p>96.959</text:p>
          </table:table-cell>
          <table:table-cell office:value-type="float" office:value="206.3" calcext:value-type="float">
            <text:p>206.3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87.869" calcext:value-type="float">
            <text:p>87.869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office:value-type="float" office:value="96.546" calcext:value-type="float">
            <text:p>96.546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icps-gc-5/results_cores10_icc_grid32_nb200_steps100_seed3_run3_pic_barsamian_single.txt</text:p>
          </table:table-cell>
          <table:table-cell table:number-columns-repeated="12"/>
        </table:table-row>
        <table:table-row table:style-name="ro1">
          <table:table-cell office:value-type="float" office:value="88.33" calcext:value-type="float">
            <text:p>88.33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3_run3_pic_optimized_single.txt</text:p>
          </table:table-cell>
          <table:table-cell table:number-columns-repeated="4"/>
          <table:table-cell table:style-name="ce22"/>
          <table:table-cell table:number-columns-repeated="7"/>
        </table:table-row>
        <table:table-row table:style-name="ro1">
          <table:table-cell office:value-type="float" office:value="96.627" calcext:value-type="float">
            <text:p>96.6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4_run4_pic_barsamian_single.txt</text:p>
          </table:table-cell>
          <table:table-cell table:number-columns-repeated="12"/>
        </table:table-row>
        <table:table-row table:style-name="ro1">
          <table:table-cell office:value-type="float" office:value="87.866" calcext:value-type="float">
            <text:p>87.866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4_run4_pic_optimized_single.txt</text:p>
          </table:table-cell>
          <table:table-cell table:number-columns-repeated="12"/>
        </table:table-row>
        <table:table-row table:style-name="ro1">
          <table:table-cell office:value-type="float" office:value="96.994" calcext:value-type="float">
            <text:p>96.994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5_run5_pic_barsamian_single.txt</text:p>
          </table:table-cell>
          <table:table-cell table:number-columns-repeated="12"/>
        </table:table-row>
        <table:table-row table:style-name="ro1">
          <table:table-cell office:value-type="float" office:value="88.074" calcext:value-type="float">
            <text:p>88.074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5_run5_pic_optimized_single.txt</text:p>
          </table:table-cell>
          <table:table-cell table:number-columns-repeated="12"/>
        </table:table-row>
        <table:table-row table:style-name="ro1">
          <table:table-cell office:value-type="float" office:value="95.885" calcext:value-type="float">
            <text:p>95.885</text:p>
          </table:table-cell>
          <table:table-cell office:value-type="float" office:value="208.6" calcext:value-type="float">
            <text:p>208.6</text:p>
          </table:table-cell>
          <table:table-cell office:value-type="string" calcext:value-type="string">
            <text:p>icps-gc-5/results_cores10_icc_grid32_nb200_steps100_seed6_run6_pic_barsamian_single.txt</text:p>
          </table:table-cell>
          <table:table-cell table:number-columns-repeated="12"/>
        </table:table-row>
        <table:table-row table:style-name="ro1">
          <table:table-cell office:value-type="float" office:value="87.577" calcext:value-type="float">
            <text:p>87.577</text:p>
          </table:table-cell>
          <table:table-cell office:value-type="float" office:value="228.4" calcext:value-type="float">
            <text:p>228.4</text:p>
          </table:table-cell>
          <table:table-cell office:value-type="string" calcext:value-type="string">
            <text:p>icps-gc-5/results_cores10_icc_grid32_nb200_steps100_seed6_run6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184];[Sheet1.$A186];[Sheet1.$A188];[.A182];[.A180];[.A178];[.A176])" office:value-type="float" office:value="96.7612857142857" calcext:value-type="float">
            <text:p>96.7612857143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185];[Sheet1.$A187];[Sheet1.$A189];[.A183];[.A181];[.A179];[.A177])" office:value-type="float" office:value="88.0124285714286" calcext:value-type="float">
            <text:p>88.0124285714</text:p>
          </table:table-cell>
          <table:table-cell table:number-columns-repeated="13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check variance</text:p>
          </table:table-cell>
          <table:table-cell table:number-columns-repeated="14"/>
        </table:table-row>
        <table:table-row table:style-name="ro1">
          <table:table-cell office:value-type="float" office:value="96.337" calcext:value-type="float">
            <text:p>96.337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6"/>
          <table:table-cell office:value-type="float" office:value="82.62" calcext:value-type="float">
            <text:p>82.62</text:p>
          </table:table-cell>
          <table:table-cell office:value-type="float" office:value="242.1" calcext:value-type="float">
            <text:p>242.1</text:p>
          </table:table-cell>
          <table:table-cell office:value-type="string" calcext:value-type="string">
            <text:p>icps-gc-5/results_cores10_icc_grid32_nb2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531" calcext:value-type="float">
            <text:p>88.531</text:p>
          </table:table-cell>
          <table:table-cell office:value-type="float" office:value="225.9" calcext:value-type="float">
            <text:p>225.9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6.692" calcext:value-type="float">
            <text:p>96.692</text:p>
          </table:table-cell>
          <table:table-cell office:value-type="float" office:value="206.8" calcext:value-type="float">
            <text:p>206.8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6"/>
          <table:table-cell office:value-type="float" office:value="84.168" calcext:value-type="float">
            <text:p>84.168</text:p>
          </table:table-cell>
          <table:table-cell office:value-type="float" office:value="237.6" calcext:value-type="float">
            <text:p>237.6</text:p>
          </table:table-cell>
          <table:table-cell office:value-type="string" calcext:value-type="string">
            <text:p>icps-gc-5/results_cores10_icc_grid32_nb200_steps100_seed1_run1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235" calcext:value-type="float">
            <text:p>88.235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7.056" calcext:value-type="float">
            <text:p>97.056</text:p>
          </table:table-cell>
          <table:table-cell office:value-type="float" office:value="206.1" calcext:value-type="float">
            <text:p>206.1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6"/>
          <table:table-cell office:value-type="float" office:value="83.609" calcext:value-type="float">
            <text:p>83.609</text:p>
          </table:table-cell>
          <table:table-cell office:value-type="float" office:value="239.2" calcext:value-type="float">
            <text:p>239.2</text:p>
          </table:table-cell>
          <table:table-cell office:value-type="string" calcext:value-type="string">
            <text:p>icps-gc-5/results_cores10_icc_grid32_nb200_steps100_seed2_run2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024" calcext:value-type="float">
            <text:p>88.024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02];[Sheet1.$A204];[Sheet1.$A206])" office:value-type="float" office:value="96.695" calcext:value-type="float">
            <text:p>96.695</text:p>
          </table:table-cell>
          <table:table-cell table:style-name="ce11" table:formula="of:=STDEV([Sheet1.$A202];[Sheet1.$A204];[Sheet1.$A206])" office:value-type="float" office:value="0.359509387916363" calcext:value-type="float">
            <text:p>0.3595093879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03];[Sheet1.$A205];[Sheet1.$A207])" office:value-type="float" office:value="88.2633333333333" calcext:value-type="float">
            <text:p>88.2633333333</text:p>
          </table:table-cell>
          <table:table-cell table:style-name="ce11" table:formula="of:=STDEV([Sheet1.$A203];[Sheet1.$A205];[Sheet1.$A207])" office:value-type="float" office:value="0.254684772480285" calcext:value-type="float">
            <text:p>0.2546847725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table:number-columns-repeated="2"/>
          <table:table-cell table:number-columns-repeated="12"/>
        </table:table-row>
        <table:table-row table:style-name="ro1" table:number-rows-repeated="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16];[Sheet1.$A218];[Sheet1.$A220])" office:value-type="float" office:value="130.049666666667" calcext:value-type="float">
            <text:p>130.0496666667</text:p>
          </table:table-cell>
          <table:table-cell table:style-name="ce11" table:formula="of:=STDEV([Sheet1.$A216];[Sheet1.$A218];[Sheet1.$A220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17];[Sheet1.$A219];[Sheet1.$A221])" office:value-type="float" office:value="118.776666666667" calcext:value-type="float">
            <text:p>118.7766666667</text:p>
          </table:table-cell>
          <table:table-cell table:style-name="ce11" table:formula="of:=STDEV([Sheet1.$A217];[Sheet1.$A219];[Sheet1.$A221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64 more runs</text:p>
          </table:table-cell>
          <table:table-cell table:number-columns-repeated="14"/>
        </table:table-row>
        <table:table-row table:style-name="ro1">
          <table:table-cell office:value-type="float" office:value="402.589" calcext:value-type="float">
            <text:p>402.589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teraram/results_cores10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98.114" calcext:value-type="float">
            <text:p>398.114</text:p>
          </table:table-cell>
          <table:table-cell office:value-type="float" office:value="50.2" calcext:value-type="float">
            <text:p>50.2</text:p>
          </table:table-cell>
          <table:table-cell office:value-type="string" calcext:value-type="string">
            <text:p>teraram/results_cores10_gcc_grid64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404.112" calcext:value-type="float">
            <text:p>404.112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teraram/results_cores10_gcc_grid64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400.083" calcext:value-type="float">
            <text:p>400.0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04.646" calcext:value-type="float">
            <text:p>404.646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teraram/results_cores10_gcc_grid64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399.906" calcext:value-type="float">
            <text:p>399.9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2_run2_pic_optimized_single.txt</text:p>
          </table:table-cell>
          <table:table-cell table:number-columns-repeated="12"/>
        </table:table-row>
      </table:table>
      <table:table table:name="Sheet3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Barsmian 2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98.2 GB/s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28193.7 <text:s text:c="4"/>0.025960 <text:s text:c="4"/>0.022700 <text:s text:c="4"/>0.029242</text:p>
          </table:table-cell>
          <table:table-cell/>
        </table:table-row>
        <table:table-row table:style-name="ro1">
          <table:table-cell office:value-type="string" calcext:value-type="string">
            <text:p>Scale: <text:s text:c="9"/>17349.4 <text:s text:c="4"/>0.041997 <text:s text:c="4"/>0.036889 <text:s text:c="4"/>0.049004</text:p>
          </table:table-cell>
          <table:table-cell/>
        </table:table-row>
        <table:table-row table:style-name="ro1">
          <table:table-cell office:value-type="string" calcext:value-type="string">
            <text:p>Add: <text:s text:c="11"/>20950.7 <text:s text:c="4"/>0.059034 <text:s text:c="4"/>0.045822 <text:s text:c="4"/>0.069567</text:p>
          </table:table-cell>
          <table:table-cell/>
        </table:table-row>
        <table:table-row table:style-name="ro1">
          <table:table-cell office:value-type="string" calcext:value-type="string">
            <text:p>Triad: <text:s text:c="9"/>20821.5 <text:s text:c="4"/>0.060487 <text:s text:c="4"/>0.046106 <text:s text:c="4"/>0.0725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1</text:p>
          </table:table-cell>
          <table:table-cell/>
        </table:table-row>
        <table:table-row table:style-name="ro1">
          <table:table-cell office:value-type="string" calcext:value-type="string">
            <text:p>Copy: <text:s text:c="10"/>19288.6 <text:s text:c="4"/>0.017545 <text:s text:c="4"/>0.016590 <text:s text:c="4"/>0.018053</text:p>
          </table:table-cell>
          <table:table-cell/>
        </table:table-row>
        <table:table-row table:style-name="ro1">
          <table:table-cell office:value-type="string" calcext:value-type="string">
            <text:p>Scale: <text:s text:c="9"/>13773.5 <text:s text:c="4"/>0.023462 <text:s text:c="4"/>0.023233 <text:s text:c="4"/>0.023886</text:p>
          </table:table-cell>
          <table:table-cell/>
        </table:table-row>
        <table:table-row table:style-name="ro1">
          <table:table-cell office:value-type="string" calcext:value-type="string">
            <text:p>Add: <text:s text:c="11"/>15320.8 <text:s text:c="4"/>0.032808 <text:s text:c="4"/>0.031330 <text:s text:c="4"/>0.034547</text:p>
          </table:table-cell>
          <table:table-cell/>
        </table:table-row>
        <table:table-row table:style-name="ro1">
          <table:table-cell office:value-type="string" calcext:value-type="string">
            <text:p>Triad: <text:s text:c="9"/>15038.1 <text:s text:c="4"/>0.033594 <text:s text:c="4"/>0.031919 <text:s text:c="4"/>0.03476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4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83164.5 <text:s text:c="4"/>0.176504 <text:s text:c="4"/>0.153912 <text:s text:c="4"/>0.197575</text:p>
          </table:table-cell>
          <table:table-cell/>
        </table:table-row>
        <table:table-row table:style-name="ro1">
          <table:table-cell office:value-type="string" calcext:value-type="string">
            <text:p>Scale: <text:s text:c="9"/>73156.6 <text:s text:c="4"/>0.208694 <text:s text:c="4"/>0.174967 <text:s text:c="4"/>0.312215</text:p>
          </table:table-cell>
          <table:table-cell/>
        </table:table-row>
        <table:table-row table:style-name="ro1">
          <table:table-cell office:value-type="string" calcext:value-type="string">
            <text:p>Add: <text:s text:c="11"/>76806.8 <text:s text:c="4"/>0.261303 <text:s text:c="4"/>0.249978 <text:s text:c="4"/>0.271218</text:p>
          </table:table-cell>
          <table:table-cell/>
        </table:table-row>
        <table:table-row table:style-name="ro1">
          <table:table-cell office:value-type="string" calcext:value-type="string">
            <text:p>Triad: <text:s text:c="9"/>77415.9 <text:s text:c="4"/>0.256724 <text:s text:c="4"/>0.248011 <text:s text:c="4"/>0.266456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1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34399.4 <text:s text:c="4"/>0.113589 <text:s text:c="4"/>0.093025 <text:s text:c="4"/>0.130992</text:p>
          </table:table-cell>
          <table:table-cell/>
        </table:table-row>
        <table:table-row table:style-name="ro1">
          <table:table-cell office:value-type="string" calcext:value-type="string">
            <text:p>Scale: <text:s text:c="9"/>40851.3 <text:s text:c="4"/>0.095416 <text:s text:c="4"/>0.078333 <text:s text:c="4"/>0.116307</text:p>
          </table:table-cell>
          <table:table-cell/>
        </table:table-row>
        <table:table-row table:style-name="ro1">
          <table:table-cell office:value-type="string" calcext:value-type="string">
            <text:p>Add: <text:s text:c="11"/>48377.4 <text:s text:c="4"/>0.122521 <text:s text:c="4"/>0.099220 <text:s text:c="4"/>0.136907</text:p>
          </table:table-cell>
          <table:table-cell/>
        </table:table-row>
        <table:table-row table:style-name="ro1">
          <table:table-cell office:value-type="string" calcext:value-type="string">
            <text:p>Triad: <text:s text:c="9"/>52666.8 <text:s text:c="4"/>0.126028 <text:s text:c="4"/>0.091139 <text:s text:c="4"/>0.141748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Teraram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15412.9 <text:s text:c="4"/>0.102716 <text:s text:c="4"/>0.083047 <text:s text:c="4"/>0.126183</text:p>
          </table:table-cell>
          <table:table-cell/>
        </table:table-row>
        <table:table-row table:style-name="ro1">
          <table:table-cell office:value-type="string" calcext:value-type="string">
            <text:p>Scale: <text:s text:c="9"/>20038.9 <text:s text:c="4"/>0.081807 <text:s text:c="4"/>0.063876 <text:s text:c="4"/>0.107192</text:p>
          </table:table-cell>
          <table:table-cell/>
        </table:table-row>
        <table:table-row table:style-name="ro1">
          <table:table-cell office:value-type="string" calcext:value-type="string">
            <text:p>Add: <text:s text:c="11"/>24868.2 <text:s text:c="4"/>0.098282 <text:s text:c="4"/>0.077207 <text:s text:c="4"/>0.132991</text:p>
          </table:table-cell>
          <table:table-cell/>
        </table:table-row>
        <table:table-row table:style-name="ro1">
          <table:table-cell office:value-type="string" calcext:value-type="string">
            <text:p>Triad: <text:s text:c="9"/>23601.7 <text:s text:c="4"/>0.107911 <text:s text:c="4"/>0.081350 <text:s text:c="4"/>0.1211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Teraram 1</text:p>
          </table:table-cell>
          <table:table-cell/>
        </table:table-row>
        <table:table-row table:style-name="ro1">
          <table:table-cell office:value-type="string" calcext:value-type="string">
            <text:p>Copy: <text:s text:c="11"/>3901.7 <text:s text:c="4"/>0.082234 <text:s text:c="4"/>0.082016 <text:s text:c="4"/>0.082339</text:p>
          </table:table-cell>
          <table:table-cell/>
        </table:table-row>
        <table:table-row table:style-name="ro1">
          <table:table-cell office:value-type="string" calcext:value-type="string">
            <text:p>Scale: <text:s text:c="10"/>5480.0 <text:s text:c="4"/>0.060115 <text:s text:c="4"/>0.058394 <text:s text:c="4"/>0.065135</text:p>
          </table:table-cell>
          <table:table-cell/>
        </table:table-row>
        <table:table-row table:style-name="ro1">
          <table:table-cell office:value-type="string" calcext:value-type="string">
            <text:p>Add: <text:s text:c="12"/>6425.8 <text:s text:c="4"/>0.076769 <text:s text:c="4"/>0.074699 <text:s text:c="4"/>0.084866</text:p>
          </table:table-cell>
          <table:table-cell/>
        </table:table-row>
        <table:table-row table:style-name="ro1">
          <table:table-cell office:value-type="string" calcext:value-type="string">
            <text:p>Triad: <text:s text:c="10"/>6332.0 <text:s text:c="4"/>0.078484 <text:s text:c="4"/>0.075805 <text:s text:c="4"/>0.084081</text:p>
          </table:table-cell>
          <table:table-cell/>
        </table:table-row>
      </table:table>
      <table:table table:name="Sheet4" table:style-name="ta1"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eraram grid64 </text:p>
          </table:table-cell>
          <table:table-cell table:style-name="ce8" table:number-columns-repeated="3"/>
        </table:table-row>
        <table:table-row table:style-name="ro1">
          <table:table-cell office:value-type="float" office:value="304.286" calcext:value-type="float">
            <text:p>304.286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teraram/results_cores10_gcc_grid64_nb500_steps50_seed0_run0_pic_barsamian_single.txt</text:p>
          </table:table-cell>
          <table:table-cell/>
        </table:table-row>
        <table:table-row table:style-name="ro1">
          <table:table-cell office:value-type="float" office:value="268.233" calcext:value-type="float">
            <text:p>268.233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teraram/results_cores10_gcc_grid64_nb500_steps50_seed0_run0_pic_optimized_single.txt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9" table:formula="of:=AVERAGE([Sheet4.$A3];[Sheet4.$A5];[Sheet4.$A7])" office:value-type="float" office:value="304.286" calcext:value-type="float">
            <text:p>304.286</text:p>
          </table:table-cell>
          <table:table-cell table:style-name="ce2" table:formula="of:=STDEV([Sheet4.$A3];[Sheet4.$A5];[Sheet4.$A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urs</text:p>
          </table:table-cell>
          <table:table-cell table:style-name="ce9" table:formula="of:=AVERAGE([Sheet4.$A4];[Sheet4.$A6];[Sheet4.$A8])" office:value-type="float" office:value="268.233" calcext:value-type="float">
            <text:p>268.233</text:p>
          </table:table-cell>
          <table:table-cell table:style-name="ce2" table:formula="of:=STDEV([Sheet4.$A4];[Sheet4.$A6];[Sheet4.$A8])" office:value-type="string" office:string-value="" calcext:value-type="error">
            <text:p>#DIV/0!</text:p>
          </table:table-cell>
          <table:table-cell/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0/00/0000</text:date>, <text:time style:data-style-name="N2" text:time-value="21:09:09.676729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2:37:51.899514299</meta:creation-date>
    <meta:generator>LibreOffice/5.1.6.2$Linux_X86_64 LibreOffice_project/10m0$Build-2</meta:generator>
    <dc:date>2022-04-01T21:14:42.468635830</dc:date>
    <meta:editing-duration>PT2H57M42S</meta:editing-duration>
    <meta:editing-cycles>43</meta:editing-cycles>
    <meta:document-statistic meta:table-count="4" meta:cell-count="644" meta:object-count="0"/>
  </office:meta>
</office:document-meta>
</file>